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e have this script DROP TABLE IF EXISTS BagItem; DROP TABLE IF EXISTS PaperItemWarehouse; DROP TABLE IF EXISTS Machine; DROP TABLE IF EXISTS Warehouse; DROP TABLE IF EXISTS Paper; DROP TABLE IF EXISTS Employee; DROP TABLE IF EXISTS CanBeProduced; DROP TABLE IF EXISTS Quantity; DROP TABLE IF EXISTS PaperItem; DROP TABLE IF EXISTS BagType; DROP TABLE IF EXISTS Orders; DROP TABLE IF EXISTS Client; CREATE TABLE Client ( idClient INTEGER PRIMARY KEY AUTOINCREMENT, name VARCHAR(255) NOT NULL, emailAdress VARCHAR(255), phoneNumber VARCHAR(13), shippingAddress VARCHAR(255) NOT NULL ); CREATE TABLE Orders ( idOrder INTEGER PRIMARY KEY AUTOINCREMENT, date DATE NOT NULL, status VARCHAR(255), deliveryMethod VARCHAR(255), price DECIMAL(10,2) NOT NULL CHECK (price &gt; 0), idClient INTEGER NOT NULL, FOREIGN KEY (idClient) REFERENCES Client(idClient) ON DELETE CASCADE ); CREATE TABLE BagType ( idBagType INTEGER PRIMARY KEY AUTOINCREMENT, dimensions VARCHAR(255) NOT NULL, description VARCHAR(255), unitPrice DECIMAL(1,2) NOT NULL, state VARCHAR(255), designation VARCHAR(255), idPaper INTEGER NOT NULL, FOREIGN KEY (idPaper) REFERENCES Paper(idPaper) ); CREATE TABLE PaperItem ( idPaperItem INTEGER PRIMARY KEY AUTOINCREMENT, idPaper INTEGER NOT NULL, idWarehouse INTEGER NOT NULL, FOREIGN KEY (idPaper) REFERENCES Paper(idPaper), FOREIGN KEY (idWarehouse) REFERENCES Warehouse(idWarehouse) ); CREATE TABLE Quantity ( idOrder INTEGER NOT NULL, idBagType INTEGER NOT NULL, quantity INTEGER NOT NULL, PRIMARY KEY (idOrder, idBagType), FOREIGN KEY (idOrder) REFERENCES Orders(idOrder), FOREIGN KEY (idBagType) REFERENCES BagType(idBagType) ); CREATE TABLE CanBeProduced ( idBagType INTEGER NOT NULL, idMachine INTEGER NOT NULL, PRIMARY KEY (idBagType, idMachine), FOREIGN KEY (idBagType) REFERENCES BagType(idBagType), FOREIGN KEY (idMachine) REFERENCES Machine(idMachine) ); CREATE TABLE Employee ( name VARCHAR(255) NOT NULL, idEmployee INTEGER PRIMARY KEY AUTOINCREMENT, idWarehouse INTEGER NOT NULL, FOREIGN KEY (idWarehouse) REFERENCES Warehouse(idWarehouse) ); CREATE TABLE Paper ( idPaper INTEGER PRIMARY KEY AUTOINCREMENT, reference VARCHAR(255), designation VARCHAR(255) ); CREATE TABLE Warehouse ( idWarehouse INTEGER PRIMARY KEY AUTOINCREMENT, location VARCHAR(255) UNIQUE ); CREATE TABLE Machine ( idMachine INTEGER PRIMARY KEY AUTOINCREMENT, name VARCHAR(255), model VARCHAR(255), warranty BOOLEAN, idWarehouse INTEGER NOT NULL, FOREIGN KEY (idWarehouse) REFERENCES Warehouse(idWarehouse) ); CREATE TABLE PaperItemWarehouse ( idPaperItem INTEGER NOT NULL, idWarehouse INTEGER NOT NULL, PRIMARY KEY (idPaperItem), FOREIGN KEY (idPaperItem) REFERENCES PaperItem(idPaperItem), FOREIGN KEY (idWarehouse) REFERENCES Warehouse(idWarehouse) ); CREATE TABLE BagItem ( idBagItem INTEGER PRIMARY KEY AUTOINCREMENT, idBagType INTEGER NOT NULL, idEmployee INTEGER NOT NULL, idWarehouse INTEGER NOT NULL, FOREIGN KEY (idBagType) REFERENCES BagType(idBagType), FOREIGN KEY (idEmployee) REFERENCES Employee(idEmployee), FOREIGN KEY (idWarehouse) REFERENCES Warehouse(idWarehouse) ); he database purpose is the following: For our BD project, we are planning on building the database for the logistics of a paper bag company. With each order, there are many types of bags that are associated, and to each type, a certain quantity. Each bag type has <text:soft-page-break/>it’s own characteristics, and to it are associated the machines that are capable of producing it. There are a number of employees at the company, and they are each certified to operate a number of machines. Each bag type has different dimensions and different kinds of paper. The kinds of paper can come from a variety of suppliers. Depending on the country the order comes from, it can be transported by different companies and transport methods. The price of the bags varies with the quantity, so they are not fixed. Depending on the bag type, it can be produced in different factories that belong to the same company. Improve the script</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7.3.7.2$Linux_X86_64 LibreOffice_project/30$Build-2</meta:generator>
    <dc:date>2023-11-16T14:33:46.645187260</dc:date>
    <meta:editing-duration>PT7M32S</meta:editing-duration>
    <meta:editing-cycles>2</meta:editing-cycles>
    <meta:document-statistic meta:table-count="0" meta:image-count="0" meta:object-count="0" meta:page-count="2" meta:paragraph-count="1" meta:word-count="540" meta:character-count="3978" meta:non-whitespace-character-count="3439"/>
  </office:meta>
</office:document-meta>
</file>